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DejaVu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 = aucun, un ou plusieurs</text:p>
      <text:p text:style-name="P1"/>
      <text:p text:style-name="P1">cas 1 : entrée avec un sens et une catégorie</text:p>
      <text:p text:style-name="Standard"/>
      <text:p text:style-name="Standard">&lt;item&gt;</text:p>
      <text:p text:style-name="Standard"><text:s/><text:tab/>&lt;forme&gt; &lt;/forme&gt; <text:s text:c="6"/>ou &lt;forme lieu=<text:span text:style-name="T2">""</text:span>&gt; <text:s text:c="4"/>(voir <text:s/>folo)</text:p>
      <text:p text:style-name="Standard"><text:tab/>&lt;phon&gt;&lt;/phon&gt;</text:p>
      <text:p text:style-name="Standard"><text:s text:c="2"/><text:tab/>&lt;origine&gt;&lt;/origine&gt;</text:p>
      <text:p text:style-name="Standard"><text:tab/>&lt;variante&gt;&lt;/variante&gt; </text:p>
      <text:p text:style-name="Standard"><text:tab/>&lt;cf&gt;&lt;/cf&gt;</text:p>
      <text:p text:style-name="Standard"><text:tab/>&lt;cat&gt;&lt;/cat&gt;</text:p>
      <text:p text:style-name="Standard"><text:tab/>&lt;compo_ba&gt; adama.den &lt;/compo_ba&gt;</text:p>
      <text:p text:style-name="Standard"><text:tab/>&lt;sens&gt;&lt;/sens&gt;</text:p>
      <text:p text:style-name="Standard"><text:tab/>&lt;compo_fr&gt; adama.den &lt;/compo_fr&gt;</text:p>
      <text:p text:style-name="Standard"/>
      <text:p text:style-name="Standard">&lt;sens&gt;</text:p>
      <text:p text:style-name="Standard"><text:tab/>&lt;français&gt;&lt;/français&gt;</text:p>
      <text:p text:style-name="Standard"><text:tab/>&lt;exemple&gt;&lt;/exemple&gt;*</text:p>
      <text:p text:style-name="P1"><text:tab/><text:span text:style-name="T1">&lt;syn&gt;&lt;/syn&gt;</text:span></text:p>
      <text:p text:style-name="P1"/>
      <text:p text:style-name="Standard"/>
      <text:p text:style-name="P1">cas 2 : entrée avec plusieurs sens et une catégorie, voir <text:s/>fòli</text:p>
      <text:p text:style-name="P1"/>
      <text:p text:style-name="Standard">&lt;item&gt;</text:p>
      <text:p text:style-name="Standard"><text:s/><text:tab/>&lt;forme&gt; &lt;/forme&gt; ou &lt;forme lieu=<text:span text:style-name="T2">""</text:span>&gt;</text:p>
      <text:p text:style-name="Standard"><text:tab/>&lt;phon&gt;&lt;/phon&gt;</text:p>
      <text:p text:style-name="Standard"><text:s text:c="2"/><text:tab/>&lt;origine&gt;&lt;/origine&gt;</text:p>
      <text:p text:style-name="Standard"><text:tab/>&lt;cat&gt;&lt;/cat&gt;</text:p>
      <text:p text:style-name="Standard"><text:tab/>&lt;variante&gt;&lt;/variante&gt; </text:p>
      <text:p text:style-name="Standard"><text:s text:c="2"/><text:tab/>&lt;cf&gt;&lt;/cf&gt;</text:p>
      <text:p text:style-name="Standard"><text:tab/>&lt;compo_ba&gt; adama.den &lt;/compo_ba&gt;</text:p>
      <text:p text:style-name="Standard"><text:s/><text:tab/>&lt;compo_fr&gt; adama.den &lt;/compo_fr&gt;</text:p>
      <text:p text:style-name="Standard"><text:tab/>&lt;sens&gt;&lt;/sens&gt;*</text:p>
      <text:p text:style-name="Standard"/>
      <text:p text:style-name="Standard">&lt;sens&gt;</text:p>
      <text:p text:style-name="Standard"><text:tab/>&lt;français&gt;&lt;/français&gt;</text:p>
      <text:p text:style-name="Standard"><text:tab/>&lt;exemple&gt;&lt;/exemple&gt;*</text:p>
      <text:p text:style-name="P1"><text:tab/><text:span text:style-name="T1">&lt;syn&gt;&lt;/syn&gt;</text:span></text:p>
      <text:p text:style-name="P1"/>
      <text:p text:style-name="P1">cas 3 : entrée avec plusieurs sens et plusieurs catégories</text:p>
      <text:p text:style-name="Standard"/>
      <text:p text:style-name="Standard">&lt;item&gt;</text:p>
      <text:p text:style-name="Standard"><text:s/><text:tab/>&lt;forme&gt; &lt;/forme&gt; ou &lt;forme lieu=<text:span text:style-name="T2">""</text:span>&gt;</text:p>
      <text:p text:style-name="Standard"><text:tab/>&lt;phon&gt;&lt;/phon&gt;</text:p>
      <text:p text:style-name="Standard"><text:s text:c="2"/><text:tab/>&lt;origine&gt;&lt;/origine&gt;</text:p>
      <text:p text:style-name="Standard"><text:tab/>&lt;variante&gt;&lt;/variante&gt; <text:s/>variante géographique</text:p>
      <text:p text:style-name="Standard"><text:s text:c="2"/><text:tab/>&lt;cf&gt;&lt;/cf&gt;</text:p>
      <text:p text:style-name="Standard"><text:tab/>&lt;compo_ba&gt; adama.den &lt;/compo_ba&gt;</text:p>
      <text:p text:style-name="Standard"><text:s text:c="2"/><text:tab/>&lt;bloc&gt; &lt;/bloc&gt; <text:s text:c="3"/>une catégorie !, éventuellement plusieurs sens</text:p>
      <text:p text:style-name="Standard"><text:tab/>&lt;compo_fr&gt; adama.den &lt;/compo_fr&gt;</text:p>
      <text:p text:style-name="Standard"><text:tab/><text:tab/></text:p>
      <text:p text:style-name="Standard">&lt;bloc&gt;</text:p>
      <text:p text:style-name="Standard"><text:soft-page-break/><text:tab/>&lt;cat&gt;&lt;/cat&gt;</text:p>
      <text:p text:style-name="Standard"><text:tab/>&lt;sens&gt;&lt;/sens&gt;</text:p>
      <text:p text:style-name="Standard"/>
      <text:p text:style-name="Standard">&lt;sens&gt;</text:p>
      <text:p text:style-name="Standard"><text:tab/>&lt;français&gt;&lt;/français&gt;</text:p>
      <text:p text:style-name="Standard"><text:tab/>&lt;exemple&gt;&lt;/exemple&gt;*</text:p>
      <text:p text:style-name="Standard"><text:tab/>&lt;syn&gt;&lt;/syn&gt;</text:p>
      <text:p text:style-name="Standard"/>
      <text:p text:style-name="P1">Cas d'entrée avec plusieurs formes</text:p>
      <text:p text:style-name="Standard">ex : </text:p>
      <text:p text:style-name="Standard"><text:tab/>&lt;forme&gt;kɔnɔɲɛ <text:s text:c="28"/>kɔnɔɲa <text:s text:c="28"/>kɔɔɲa &lt;/forme&gt;</text:p>
      <text:p text:style-name="Standard">devient</text:p>
      <text:p text:style-name="Standard"><text:s text:c="2"/><text:tab/>&lt;forme&gt;kɔnɔɲɛ&lt;/forme&gt; <text:s text:c="28"/></text:p>
      <text:p text:style-name="Standard"><text:tab/>&lt;variante&gt;kɔnɔɲa&lt;/variante&gt; <text:s text:c="28"/></text:p>
      <text:p text:style-name="Standard"><text:tab/>&lt;variante&gt;kɔɔɲa&lt;/variante&gt; </text:p>
      <text:p text:style-name="Standard"/>
      <text:p text:style-name="Standard"/>
      <text:p text:style-name="P1">entrée trop compliquée : ne pas la traiter <text:s/>voir <text:s/>fòlo</text:p>
      <text:p text:style-name="P1"><text:tab/><text:span text:style-name="T1">baliser avec &lt;en_cours&gt; &lt;/en_cours&gt;</text:span></text:p>
      <text:p text:style-name="Standard"/>
      <text:p text:style-name="P1">Notation d'un ajout</text:p>
      <text:p text:style-name="Standard">&lt;exemple ajout=LS&gt;&lt;/exemple&gt;</text:p>
      <text:p text:style-name="Standard">&lt;français ajout=LS&gt;&lt;/français&gt;</text:p>
      <text:p text:style-name="Standard"/>
      <text:p text:style-name="P1">Notation d'une suppression</text:p>
      <text:p text:style-name="Standard">&lt;suppression=LS parce que blablabla&gt;&lt;/suppression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6-07T17:32:48</meta:creation-date>
    <dc:date>2012-06-07T18:54:58</dc:date>
    <meta:editing-duration>PT01H05M52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2" meta:paragraph-count="63" meta:word-count="168" meta:character-count="1670"/>
  </office:meta>
</office:document-meta>
</file>